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200000253D7A7957D62016C63.png" manifest:media-type="image/png"/>
  <manifest:file-entry manifest:full-path="Pictures/100000000000042200000253980858A11522A610.gif" manifest:media-type="image/gif"/>
  <manifest:file-entry manifest:full-path="Pictures/1000000000000020000000204B249CA79A42C6D7.png" manifest:media-type="image/png"/>
  <manifest:file-entry manifest:full-path="Pictures/1000000000000556000003000C83E5A2B2029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NA-notes">
      <style:graphic-properties draw:fill-color="#ffffff" draw:auto-grow-height="true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draw:style-name="gr1" draw:text-style-name="P1" draw:layer="layout" svg:width="27.988cm" svg:height="15.739cm" svg:x="-1.788cm" svg:y="-0.3cm">
          <draw:image xlink:href="Pictures/100000000000042200000253980858A11522A610.gif" xlink:type="simple" xlink:show="embed" xlink:actuate="onLoad">
            <text:p/>
          </draw:image>
        </draw:frame>
        <draw:frame draw:style-name="gr1" draw:text-style-name="P1" draw:layer="layout" svg:width="27.988cm" svg:height="15.739cm" svg:x="13.2cm" svg:y="-0.389cm">
          <draw:image xlink:href="Pictures/100000000000042200000253D7A7957D62016C63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1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b2b2b2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solid" draw:fill-color="#ed1c24" draw:fill-gradient-name="Gradient_20_2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5T16:56:25.624015472</meta:creation-date>
    <meta:editing-duration>PT1H59M39S</meta:editing-duration>
    <meta:editing-cycles>18</meta:editing-cycles>
    <meta:generator>LibreOffice/6.0.6.2$Linux_X86_64 LibreOffice_project/00m0$Build-2</meta:generator>
    <dc:title>DNA</dc:title>
    <dc:date>2018-10-03T15:27:21.697528211</dc:date>
    <meta:document-statistic meta:object-count="26"/>
  </office:meta>
</office:document-meta>
</file>